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</office:automatic-styles>
  <office:body>
    <office:text>
      <text:p text:style-name="P1"><text:span text:style-name="T1_1">Saturday</text:span><text:span text:style-name="T1_2"><text:s/>1048<text:s/>-<text:s/></text:span><text:span text:style-name="T1_3">Section</text:span><text:span text:style-name="T1_4"><text:s/></text:span><text:span text:style-name="T1_5">started</text:span><text:span text:style-name="T1_6"><text:s/></text:span><text:span text:style-name="T1_7">by</text:span><text:span text:style-name="T1_8"><text:s/></text:span><text:span text:style-name="T1_9">Ben</text:span><text:span text:style-name="T1_10"><text:s/></text:span><text:span text:style-name="T1_11">Jones</text:span></text:p>
      <text:p text:style-name="P2"><text:span text:style-name="T2_1">Sat</text:span><text:span text:style-name="T2_2"><text:s/>1150<text:s/>-<text:s/></text:span><text:span text:style-name="T2_3">proofreading</text:span><text:span text:style-name="T2_4">/</text:span><text:span text:style-name="T2_5">editing</text:span><text:span text:style-name="T2_6"><text:s/></text:span><text:span text:style-name="T2_7">by</text:span><text:span text:style-name="T2_8"><text:s/></text:span><text:span text:style-name="T2_9">A</text:span><text:span text:style-name="T2_10"><text:s/></text:span><text:span text:style-name="T2_11">LeFebvre</text:span></text:p>
      <text:p text:style-name="P3"><text:span text:style-name="T3_1">Saturday</text:span><text:span text:style-name="T3_2"><text:s/>2100<text:s/></text:span><text:span text:style-name="T3_3">adding</text:span><text:span text:style-name="T3_4"><text:s/></text:span><text:span text:style-name="T3_5">references</text:span><text:span text:style-name="T3_6"><text:s/></text:span><text:span text:style-name="T3_7">by</text:span><text:span text:style-name="T3_8"><text:s/></text:span><text:span text:style-name="T3_9">Wells</text:span></text:p>
      <text:p text:style-name="P4"><text:span text:style-name="T4_1">Sunday</text:span><text:span text:style-name="T4_2"><text:s/>0327<text:s/>-<text:s/></text:span><text:span text:style-name="T4_3">adding</text:span><text:span text:style-name="T4_4"><text:s/>‘\</text:span><text:span text:style-name="T4_5">t</text:span><text:span text:style-name="T4_6">’,<text:s/></text:span><text:span text:style-name="T4_7">fills</text:span><text:span text:style-name="T4_8">,<text:s/></text:span><text:span text:style-name="T4_9">width</text:span><text:span text:style-name="T4_10">,<text:s/></text:span><text:span text:style-name="T4_11">and</text:span><text:span text:style-name="T4_12"><text:s/></text:span><text:span text:style-name="T4_13">precision</text:span><text:span text:style-name="T4_14"><text:s/>-<text:s/></text:span><text:span text:style-name="T4_15">LeBlanc</text:span></text:p>
      <text:p text:style-name="P5"><text:span text:style-name="T5_1">Sun</text:span><text:span text:style-name="T5_2"><text:s/>0544<text:s/>-<text:s/></text:span><text:span text:style-name="T5_3">editing</text:span><text:span text:style-name="T5_4"><text:s/>-<text:s/></text:span><text:span text:style-name="T5_5">A</text:span><text:span text:style-name="T5_6"><text:s/></text:span><text:span text:style-name="T5_7">LeFebvre</text:span></text:p>
      <text:p text:style-name="P6"><text:span text:style-name="T6_1">Sun</text:span><text:span text:style-name="T6_2"><text:s/>1900<text:s/>-<text:s/></text:span><text:span text:style-name="T6_3">added</text:span><text:span text:style-name="T6_4"><text:s/></text:span><text:span text:style-name="T6_5">some</text:span><text:span text:style-name="T6_6"><text:s/></text:span><text:span text:style-name="T6_7">material</text:span><text:span text:style-name="T6_8"><text:s/></text:span><text:span text:style-name="T6_9">from</text:span><text:span text:style-name="T6_10"><text:s/></text:span><text:span text:style-name="T6_11">McEleney</text:span><text:span text:style-name="T6_12"><text:s/>-<text:s/></text:span><text:span text:style-name="T6_13">Hanse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